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creating the new order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e need to disply the items based on the search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rite a <text:s/>serveice fro listing the all item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temsDa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emsDaoImp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emsServ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emsServiceImp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5:25:58.121792632</meta:creation-date>
    <dc:date>2016-09-10T15:28:12.708515098</dc:date>
    <meta:editing-duration>PT1M44S</meta:editing-duration>
    <meta:editing-cycles>5</meta:editing-cycles>
    <meta:generator>LibreOffice/4.2.8.2$Linux_X86_64 LibreOffice_project/420m0$Build-2</meta:generator>
    <meta:document-statistic meta:table-count="1" meta:cell-count="8" meta:object-count="0"/>
  </office:meta>
</office:document-meta>
</file>